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ccessController.doPrivileged( java . security . PrivilegedExceptionA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doPrivileged( java . security . PrivilegedAct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doPrivileged( java . security . PrivilegedAction var0 , java . security . AccessControlContex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checkPermission( java . security . Permission var0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ge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doPrivileged( java . security . PrivilegedExceptionAction var0 , java . security . AccessControlContext var1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AccessController.AccessControll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